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Título3" style:master-page-name="MP0" style:family="paragraph">
      <style:paragraph-properties fo:break-before="page" fo:margin-top="0.1951in" fo:margin-bottom="0.1951in"/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1.3125in" style:use-optimal-column-width="false"/>
    </style:style>
    <style:style style:name="TableColumn4" style:family="table-column">
      <style:table-column-properties style:column-width="1.2375in" style:use-optimal-column-width="false"/>
    </style:style>
    <style:style style:name="TableColumn5" style:family="table-column">
      <style:table-column-properties style:column-width="1.6909in" style:use-optimal-column-width="false"/>
    </style:style>
    <style:style style:name="TableColumn6" style:family="table-column">
      <style:table-column-properties style:column-width="2.0201in" style:use-optimal-column-width="false"/>
    </style:style>
    <style:style style:name="Table2" style:family="table">
      <style:table-properties style:width="6.2611in" fo:margin-left="0in" table:align="left"/>
    </style:style>
    <style:style style:name="TableRow7" style:family="table-row">
      <style:table-row-properties style:min-row-height="0.2083in" style:use-optimal-row-height="false"/>
    </style:style>
    <style:style style:name="TableCell8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Cell1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ableCell1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ableCell1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min-row-height="0.2083in" style:use-optimal-row-height="false"/>
    </style:style>
    <style:style style:name="TableCell2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Cell2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TableRow34" style:family="table-row">
      <style:table-row-properties style:min-row-height="0.2083in" style:use-optimal-row-height="false"/>
    </style:style>
    <style:style style:name="TableCell3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margin-bottom="0in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ableCell38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Cell4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TableCell4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TableRow47" style:family="table-row">
      <style:table-row-properties style:min-row-height="0.2083in" style:use-optimal-row-height="false"/>
    </style:style>
    <style:style style:name="TableCell48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ableCell5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TableRow60" style:family="table-row">
      <style:table-row-properties style:min-row-height="0.2083in" style:use-optimal-row-height="false"/>
    </style:style>
    <style:style style:name="TableCell6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bottom="0in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ableCell6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P72" style:parent-style-name="Normal" style:family="paragraph">
      <style:paragraph-properties fo:margin-bottom="0in"/>
    </style:style>
    <style:style style:name="P73" style:parent-style-name="Normal" style:family="paragraph">
      <style:paragraph-properties fo:margin-bottom="0in"/>
    </style:style>
    <style:style style:name="P74" style:parent-style-name="Normal" style:family="paragraph">
      <style:paragraph-properties fo:border="0.0069in solid #000000" fo:padding="0.0555in" style:shadow="none"/>
    </style:style>
  </office:automatic-styles>
  <office:body>
    <office:text text:use-soft-page-breaks="true">
      <text:h text:style-name="P1" text:outline-level="3"><text:bookmark-start text:name="_Int_aO2ZIJJJ"/>Tabla Comparativa de Competencia<text:bookmark-end text:name="_Int_aO2ZIJJJ"/>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Plataforma</text:span></text:p>
          </table:table-cell>
          <table:table-cell table:style-name="TableCell11">
            <text:p text:style-name="P12"><text:span text:style-name="T13">Funcionalidades Principales</text:span></text:p>
          </table:table-cell>
          <table:table-cell table:style-name="TableCell14">
            <text:p text:style-name="P15"><text:span text:style-name="T16">Ventajas</text:span></text:p>
          </table:table-cell>
          <table:table-cell table:style-name="TableCell17">
            <text:p text:style-name="P18"><text:span text:style-name="T19">Desventajas</text:span></text:p>
          </table:table-cell>
        </table:table-row>
        <table:table-row table:style-name="TableRow20">
          <table:table-cell table:style-name="TableCell21">
            <text:p text:style-name="P22"><text:span text:style-name="T23">Zeus Gestión</text:span></text:p>
          </table:table-cell>
          <table:table-cell table:style-name="TableCell24">
            <text:p text:style-name="P25">Gestión de inventarios, contabilidad y facturación</text:p>
          </table:table-cell>
          <table:table-cell table:style-name="TableCell26">
            <text:p text:style-name="P27">- Soporte local en Alicante.<text:s/></text:p>
            <text:p text:style-name="P28">- Interfaz sencilla.<text:s/></text:p>
            <text:p text:style-name="P29">- Integración básica de contabilidad y facturación.</text:p>
          </table:table-cell>
          <table:table-cell table:style-name="TableCell30">
            <text:p text:style-name="P31">- Falta de funcionalidades avanzadas para gestión de proyectos y equipos.<text:s/></text:p>
            <text:p text:style-name="P32">- No incluye herramientas de colaboración.<text:s/></text:p>
            <text:p text:style-name="P33">- CRM básico.</text:p>
          </table:table-cell>
        </table:table-row>
        <table:table-row table:style-name="TableRow34">
          <table:table-cell table:style-name="TableCell35">
            <text:p text:style-name="P36"><text:span text:style-name="T37">Billage</text:span></text:p>
          </table:table-cell>
          <table:table-cell table:style-name="TableCell38">
            <text:p text:style-name="P39">Gestión de proyectos, CRM, facturación, integración bancaria</text:p>
          </table:table-cell>
          <table:table-cell table:style-name="TableCell40">
            <text:p text:style-name="P41">- Interfaz intuitiva.<text:s/></text:p>
            <text:p text:style-name="P42">- Solución todo-en-uno para CRM, proyectos y facturación.<text:s/></text:p>
            <text:p text:style-name="P43">- Fácil adopción por pymes.</text:p>
          </table:table-cell>
          <table:table-cell table:style-name="TableCell44">
            <text:p text:style-name="P45">- No incluye gestión avanzada de inventarios ni proveedores.<text:s/></text:p>
            <text:p text:style-name="P46">- Limitaciones de personalización para empresas en crecimiento.</text:p>
          </table:table-cell>
        </table:table-row>
        <table:table-row table:style-name="TableRow47">
          <table:table-cell table:style-name="TableCell48">
            <text:p text:style-name="P49"><text:span text:style-name="T50">Holded</text:span></text:p>
          </table:table-cell>
          <table:table-cell table:style-name="TableCell51">
            <text:p text:style-name="P52">ERP con funcionalidades de contabilidad, gestión de inventarios, CRM, y proyectos</text:p>
          </table:table-cell>
          <table:table-cell table:style-name="TableCell53">
            <text:p text:style-name="P54">- Solución integral con contabilidad y gestión de proyectos.<text:s/></text:p>
            <text:p text:style-name="P55">- Diseño moderno y fácil de usar.<text:s/></text:p>
            <text:p text:style-name="P56">- Gestión de proyectos incluida.</text:p>
          </table:table-cell>
          <table:table-cell table:style-name="TableCell57">
            <text:p text:style-name="P58">- Funcionalidades de gestión de proyectos no avanzadas (sin tablero Kanban ni gestión de hitos).<text:s/></text:p>
            <text:p text:style-name="P59">- Costos elevados para planes avanzados.</text:p>
          </table:table-cell>
        </table:table-row>
        <table:table-row table:style-name="TableRow60">
          <table:table-cell table:style-name="TableCell61">
            <text:p text:style-name="P62"><text:span text:style-name="T63">INN PROJECT MANAGEMENT</text:span></text:p>
          </table:table-cell>
          <table:table-cell table:style-name="TableCell64">
            <text:p text:style-name="P65">Gestión de proyectos, control de inventarios, CRM, proveedores, pedidos, colaboración en equipo</text:p>
          </table:table-cell>
          <table:table-cell table:style-name="TableCell66">
            <text:p text:style-name="P67">- Plataforma integral con todas las funcionalidades necesarias en un solo lugar.<text:s/></text:p>
            <text:p text:style-name="P68">- Gestión avanzada de proyectos, inventarios y proveedores.<text:s/></text:p>
            <text:p text:style-name="P69">- Funcionalidades de colaboración en equipo como Kanban y mensajería interna.</text:p>
          </table:table-cell>
          <table:table-cell table:style-name="TableCell70">
            <text:p text:style-name="P71">- Requiere una inversión inicial significativa.<text:s/></text:p>
            <text:p text:style-name="P72">- Competencia fuerte en la región.<text:s/></text:p>
            <text:p text:style-name="P73">- Necesidad de marketing y diferenciación clara.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A2F4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Aptos Display" style:font-name-asian="MS Gothic" style:font-name-complex="Times New Roman" fo:color="#0A2F4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RENO ALBERT, RAMÓN</meta:initial-creator>
    <dc:creator>MORENO ALBERT, RAMÓN</dc:creator>
    <meta:creation-date>2024-11-10T07:34:00Z</meta:creation-date>
    <dc:date>2024-11-10T07:34:00Z</dc:date>
    <meta:template xlink:href="Normal.dotm" xlink:type="simple"/>
    <meta:editing-cycles>1</meta:editing-cycles>
    <meta:editing-duration>PT0S</meta:editing-duration>
    <meta:document-statistic meta:page-count="1" meta:paragraph-count="3" meta:word-count="236" meta:character-count="1534" meta:row-count="10" meta:non-whitespace-character-count="1301"/>
  </office:meta>
</office:document-meta>
</file>